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7" calcext:value-type="float">
            <text:p>2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5" calcext:value-type="float">
            <text:p>2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7" calcext:value-type="float">
            <text:p>2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1" calcext:value-type="float">
            <text:p>2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6" calcext:value-type="float">
            <text:p>19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10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1" calcext:value-type="float">
            <text:p>19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1" calcext:value-type="float">
            <text:p>19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9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7" calcext:value-type="float">
            <text:p>1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7" calcext:value-type="float">
            <text:p>19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8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7" calcext:value-type="float">
            <text:p>20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3" calcext:value-type="float">
            <text:p>2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7" calcext:value-type="float">
            <text:p>20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2" calcext:value-type="float">
            <text:p>2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7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8" calcext:value-type="float">
            <text:p>20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9" calcext:value-type="float">
            <text:p>20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4" calcext:value-type="float">
            <text:p>2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6" calcext:value-type="float">
            <text:p>2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6" calcext:value-type="float">
            <text:p>2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2" calcext:value-type="float">
            <text:p>2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6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7" calcext:value-type="float">
            <text:p>2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4" calcext:value-type="float">
            <text:p>2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2" calcext:value-type="float">
            <text:p>2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4" calcext:value-type="float">
            <text:p>2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2" calcext:value-type="float">
            <text:p>2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2" calcext:value-type="float">
            <text:p>2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5" calcext:value-type="float">
            <text:p>2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4" calcext:value-type="float">
            <text:p>23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4" calcext:value-type="float">
            <text:p>23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4" calcext:value-type="float">
            <text:p>2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2" calcext:value-type="float">
            <text:p>24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1" calcext:value-type="float">
            <text:p>2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1" calcext:value-type="float">
            <text:p>24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9" calcext:value-type="float">
            <text:p>24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6" calcext:value-type="float">
            <text:p>24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6" calcext:value-type="float">
            <text:p>2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4" calcext:value-type="float">
            <text:p>2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5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3" calcext:value-type="float">
            <text:p>24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3" calcext:value-type="float">
            <text:p>24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4" calcext:value-type="float">
            <text:p>2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1" calcext:value-type="float">
            <text:p>24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4" calcext:value-type="float">
            <text:p>24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3" calcext:value-type="float">
            <text:p>23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8" calcext:value-type="float">
            <text:p>2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7" calcext:value-type="float">
            <text:p>2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7" calcext:value-type="float">
            <text:p>2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3" calcext:value-type="float">
            <text:p>2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6" calcext:value-type="float">
            <text:p>2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8" calcext:value-type="float">
            <text:p>2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1" calcext:value-type="float">
            <text:p>2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1" calcext:value-type="float">
            <text:p>2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9" calcext:value-type="float">
            <text:p>2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9" calcext:value-type="float">
            <text:p>2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6" calcext:value-type="float">
            <text:p>23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9" calcext:value-type="float">
            <text:p>23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6" calcext:value-type="float">
            <text:p>23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4" calcext:value-type="float">
            <text:p>2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8" calcext:value-type="float">
            <text:p>24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9" calcext:value-type="float">
            <text:p>24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3" calcext:value-type="float">
            <text:p>24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1" calcext:value-type="float">
            <text:p>26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48" calcext:value-type="float">
            <text:p>26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69" calcext:value-type="float">
            <text:p>2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2" calcext:value-type="float">
            <text:p>2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34" calcext:value-type="float">
            <text:p>27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1" calcext:value-type="float">
            <text:p>2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69" calcext:value-type="float">
            <text:p>27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02" calcext:value-type="float">
            <text:p>28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26" calcext:value-type="float">
            <text:p>2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36" calcext:value-type="float">
            <text:p>2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44" calcext:value-type="float">
            <text:p>28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39" calcext:value-type="float">
            <text:p>2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26" calcext:value-type="float">
            <text:p>2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81" calcext:value-type="float">
            <text:p>2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9" calcext:value-type="float">
            <text:p>26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5" calcext:value-type="float">
            <text:p>2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66" calcext:value-type="float">
            <text:p>26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56" calcext:value-type="float">
            <text:p>26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45" calcext:value-type="float">
            <text:p>26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6" calcext:value-type="float">
            <text:p>25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5" calcext:value-type="float">
            <text:p>2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6" calcext:value-type="float">
            <text:p>24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1" calcext:value-type="float">
            <text:p>2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3" calcext:value-type="float">
            <text:p>22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4" calcext:value-type="float">
            <text:p>2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4" calcext:value-type="float">
            <text:p>2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3" calcext:value-type="float">
            <text:p>2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2" calcext:value-type="float">
            <text:p>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1" calcext:value-type="float">
            <text:p>2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1" calcext:value-type="float">
            <text:p>2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1" calcext:value-type="float">
            <text:p>2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3" calcext:value-type="float">
            <text:p>2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7" calcext:value-type="float">
            <text:p>2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4" calcext:value-type="float">
            <text:p>1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3" calcext:value-type="float">
            <text:p>18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4" calcext:value-type="float">
            <text:p>1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7" calcext:value-type="float">
            <text:p>1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1" calcext:value-type="float">
            <text:p>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7" calcext:value-type="float">
            <text:p>18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7" calcext:value-type="float">
            <text:p>18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2" calcext:value-type="float">
            <text:p>1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2" calcext:value-type="float">
            <text:p>1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3" calcext:value-type="float">
            <text:p>18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3" calcext:value-type="float">
            <text:p>18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7" calcext:value-type="float">
            <text:p>1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3" calcext:value-type="float">
            <text:p>18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5" calcext:value-type="float">
            <text:p>1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5" calcext:value-type="float">
            <text:p>1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6" calcext:value-type="float">
            <text:p>18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1" calcext:value-type="float">
            <text:p>1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6" calcext:value-type="float">
            <text:p>18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4" calcext:value-type="float">
            <text:p>18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8" calcext:value-type="float">
            <text:p>18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8" calcext:value-type="float">
            <text:p>18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8" calcext:value-type="float">
            <text:p>18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2" calcext:value-type="float">
            <text:p>1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1" calcext:value-type="float">
            <text:p>18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4" calcext:value-type="float">
            <text:p>18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8" calcext:value-type="float">
            <text:p>18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4" calcext:value-type="float">
            <text:p>19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7" calcext:value-type="float">
            <text:p>1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6" calcext:value-type="float">
            <text:p>1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6" calcext:value-type="float">
            <text:p>20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7" calcext:value-type="float">
            <text:p>20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3" calcext:value-type="float">
            <text:p>2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6" calcext:value-type="float">
            <text:p>2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06 08:28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7" calcext:value-type="float">
            <text:p>20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6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32" calcext:value-type="float">
            <text:p>20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8" calcext:value-type="float">
            <text:p>2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6" calcext:value-type="float">
            <text:p>2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9" calcext:value-type="float">
            <text:p>2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6" calcext:value-type="float">
            <text:p>2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5" calcext:value-type="float">
            <text:p>2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1" calcext:value-type="float">
            <text:p>2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4" calcext:value-type="float">
            <text:p>2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1" calcext:value-type="float">
            <text:p>22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9" calcext:value-type="float">
            <text:p>23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2" calcext:value-type="float">
            <text:p>23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1" calcext:value-type="float">
            <text:p>2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2" calcext:value-type="float">
            <text:p>23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3" calcext:value-type="float">
            <text:p>24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4" calcext:value-type="float">
            <text:p>24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3" calcext:value-type="float">
            <text:p>24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3" calcext:value-type="float">
            <text:p>24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5" calcext:value-type="float">
            <text:p>26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47" calcext:value-type="float">
            <text:p>26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58" calcext:value-type="float">
            <text:p>26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71" calcext:value-type="float">
            <text:p>26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5" calcext:value-type="float">
            <text:p>2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4" calcext:value-type="float">
            <text:p>2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5" calcext:value-type="float">
            <text:p>2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1" calcext:value-type="float">
            <text:p>2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8" calcext:value-type="float">
            <text:p>27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37" calcext:value-type="float">
            <text:p>27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43" calcext:value-type="float">
            <text:p>27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4" calcext:value-type="float">
            <text:p>27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61" calcext:value-type="float">
            <text:p>2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9" calcext:value-type="float">
            <text:p>27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37" calcext:value-type="float">
            <text:p>27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1" calcext:value-type="float">
            <text:p>2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6" calcext:value-type="float">
            <text:p>26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6" calcext:value-type="float">
            <text:p>26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4" calcext:value-type="float">
            <text:p>24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9" calcext:value-type="float">
            <text:p>2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9" calcext:value-type="float">
            <text:p>2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4" calcext:value-type="float">
            <text:p>2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7" calcext:value-type="float">
            <text:p>23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9" calcext:value-type="float">
            <text:p>23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7" calcext:value-type="float">
            <text:p>23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1" calcext:value-type="float">
            <text:p>2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5" calcext:value-type="float">
            <text:p>2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5" calcext:value-type="float">
            <text:p>2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8" calcext:value-type="float">
            <text:p>24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7" calcext:value-type="float">
            <text:p>24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3" calcext:value-type="float">
            <text:p>24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4" calcext:value-type="float">
            <text:p>24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6" calcext:value-type="float">
            <text:p>24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4" calcext:value-type="float">
            <text:p>2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8" calcext:value-type="float">
            <text:p>2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6" calcext:value-type="float">
            <text:p>2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7" calcext:value-type="float">
            <text:p>2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5" calcext:value-type="float">
            <text:p>2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1" calcext:value-type="float">
            <text:p>24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8" calcext:value-type="float">
            <text:p>24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2" calcext:value-type="float">
            <text:p>24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4" calcext:value-type="float">
            <text:p>2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4" calcext:value-type="float">
            <text:p>2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7" calcext:value-type="float">
            <text:p>2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9" calcext:value-type="float">
            <text:p>24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4" calcext:value-type="float">
            <text:p>24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7" calcext:value-type="float">
            <text:p>2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7" calcext:value-type="float">
            <text:p>2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9" calcext:value-type="float">
            <text:p>24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3" calcext:value-type="float">
            <text:p>24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4" calcext:value-type="float">
            <text:p>2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4" calcext:value-type="float">
            <text:p>23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7" calcext:value-type="float">
            <text:p>23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4" calcext:value-type="float">
            <text:p>2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1" calcext:value-type="float">
            <text:p>2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7" calcext:value-type="float">
            <text:p>2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9" calcext:value-type="float">
            <text:p>2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8" calcext:value-type="float">
            <text:p>2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1" calcext:value-type="float">
            <text:p>2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4" calcext:value-type="float">
            <text:p>2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9" calcext:value-type="float">
            <text:p>2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5" calcext:value-type="float">
            <text:p>19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9" calcext:value-type="float">
            <text:p>19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3" calcext:value-type="float">
            <text:p>2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9" calcext:value-type="float">
            <text:p>20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9" calcext:value-type="float">
            <text:p>20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2" calcext:value-type="float">
            <text:p>2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4" calcext:value-type="float">
            <text:p>20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6" calcext:value-type="float">
            <text:p>2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8" calcext:value-type="float">
            <text:p>20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3" calcext:value-type="float">
            <text:p>2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4" calcext:value-type="float">
            <text:p>2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3" calcext:value-type="float">
            <text:p>2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29" calcext:value-type="float">
            <text:p>21.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6" calcext:value-type="float">
            <text:p>2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6" calcext:value-type="float">
            <text:p>2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9" calcext:value-type="float">
            <text:p>2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7" calcext:value-type="float">
            <text:p>2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8" calcext:value-type="float">
            <text:p>2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6" calcext:value-type="float">
            <text:p>2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1" calcext:value-type="float">
            <text:p>2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6" calcext:value-type="float">
            <text:p>2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7" calcext:value-type="float">
            <text:p>2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1" calcext:value-type="float">
            <text:p>2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7" calcext:value-type="float">
            <text:p>22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3" calcext:value-type="float">
            <text:p>2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1" calcext:value-type="float">
            <text:p>2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8" calcext:value-type="float">
            <text:p>2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3" calcext:value-type="float">
            <text:p>23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1" calcext:value-type="float">
            <text:p>2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9" calcext:value-type="float">
            <text:p>23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7" calcext:value-type="float">
            <text:p>23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8" calcext:value-type="float">
            <text:p>2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9" calcext:value-type="float">
            <text:p>23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1" calcext:value-type="float">
            <text:p>2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5" calcext:value-type="float">
            <text:p>24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8" calcext:value-type="float">
            <text:p>24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9" calcext:value-type="float">
            <text:p>24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4" calcext:value-type="float">
            <text:p>2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6" calcext:value-type="float">
            <text:p>24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57" calcext:value-type="float">
            <text:p>2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77" calcext:value-type="float">
            <text:p>26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6" calcext:value-type="float">
            <text:p>26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8" calcext:value-type="float">
            <text:p>2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09" calcext:value-type="float">
            <text:p>2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36" calcext:value-type="float">
            <text:p>2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1" calcext:value-type="float">
            <text:p>2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46" calcext:value-type="float">
            <text:p>2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05" calcext:value-type="float">
            <text:p>3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35" calcext:value-type="float">
            <text:p>30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66" calcext:value-type="float">
            <text:p>30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3" calcext:value-type="float">
            <text:p>3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6" calcext:value-type="float">
            <text:p>3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54" calcext:value-type="float">
            <text:p>3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84" calcext:value-type="float">
            <text:p>3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8" calcext:value-type="float">
            <text:p>3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81" calcext:value-type="float">
            <text:p>3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6" calcext:value-type="float">
            <text:p>33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84" calcext:value-type="float">
            <text:p>33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17" calcext:value-type="float">
            <text:p>34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47" calcext:value-type="float">
            <text:p>34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7" calcext:value-type="float">
            <text:p>3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6" calcext:value-type="float">
            <text:p>35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3" calcext:value-type="float">
            <text:p>35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2" calcext:value-type="float">
            <text:p>35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4" calcext:value-type="float">
            <text:p>3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2" calcext:value-type="float">
            <text:p>3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24" calcext:value-type="float">
            <text:p>3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3" calcext:value-type="float">
            <text:p>36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9" calcext:value-type="float">
            <text:p>36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4" calcext:value-type="float">
            <text:p>36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5" calcext:value-type="float">
            <text:p>3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8" calcext:value-type="float">
            <text:p>36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5" calcext:value-type="float">
            <text:p>3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8" calcext:value-type="float">
            <text:p>36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4" calcext:value-type="float">
            <text:p>3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7" calcext:value-type="float">
            <text:p>36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23" calcext:value-type="float">
            <text:p>36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9" calcext:value-type="float">
            <text:p>35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7" calcext:value-type="float">
            <text:p>3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4" calcext:value-type="float">
            <text:p>35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4" calcext:value-type="float">
            <text:p>35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1" calcext:value-type="float">
            <text:p>35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3" calcext:value-type="float">
            <text:p>3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5" calcext:value-type="float">
            <text:p>34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7" calcext:value-type="float">
            <text:p>3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7" calcext:value-type="float">
            <text:p>3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91" calcext:value-type="float">
            <text:p>3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43" calcext:value-type="float">
            <text:p>33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89" calcext:value-type="float">
            <text:p>3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5" calcext:value-type="float">
            <text:p>3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24" calcext:value-type="float">
            <text:p>3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04" calcext:value-type="float">
            <text:p>3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87" calcext:value-type="float">
            <text:p>3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76" calcext:value-type="float">
            <text:p>3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72" calcext:value-type="float">
            <text:p>3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52" calcext:value-type="float">
            <text:p>3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34" calcext:value-type="float">
            <text:p>3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3" calcext:value-type="float">
            <text:p>3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2" calcext:value-type="float">
            <text:p>30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72" calcext:value-type="float">
            <text:p>3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52" calcext:value-type="float">
            <text:p>30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35" calcext:value-type="float">
            <text:p>30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18" calcext:value-type="float">
            <text:p>3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98" calcext:value-type="float">
            <text:p>2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74" calcext:value-type="float">
            <text:p>2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44" calcext:value-type="float">
            <text:p>2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09" calcext:value-type="float">
            <text:p>2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71" calcext:value-type="float">
            <text:p>28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73" calcext:value-type="float">
            <text:p>27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1" calcext:value-type="float">
            <text:p>2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8" calcext:value-type="float">
            <text:p>26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77" calcext:value-type="float">
            <text:p>26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4" calcext:value-type="float">
            <text:p>2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8" calcext:value-type="float">
            <text:p>25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3" calcext:value-type="float">
            <text:p>23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9" calcext:value-type="float">
            <text:p>23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1" calcext:value-type="float">
            <text:p>2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4" calcext:value-type="float">
            <text:p>2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4" calcext:value-type="float">
            <text:p>2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4" calcext:value-type="float">
            <text:p>2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7" calcext:value-type="float">
            <text:p>20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6" calcext:value-type="float">
            <text:p>2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6" calcext:value-type="float">
            <text:p>2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8" calcext:value-type="float">
            <text:p>19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8" calcext:value-type="float">
            <text:p>19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5" calcext:value-type="float">
            <text:p>19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5" calcext:value-type="float">
            <text:p>19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7" calcext:value-type="float">
            <text:p>19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9" calcext:value-type="float">
            <text:p>20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3" calcext:value-type="float">
            <text:p>20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8" calcext:value-type="float">
            <text:p>20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01" calcext:value-type="float">
            <text:p>20.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26" calcext:value-type="float">
            <text:p>20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61" calcext:value-type="float">
            <text:p>2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16" calcext:value-type="float">
            <text:p>20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6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53" calcext:value-type="float">
            <text:p>20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96" calcext:value-type="float">
            <text:p>20.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35" calcext:value-type="float">
            <text:p>21.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78" calcext:value-type="float">
            <text:p>21.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26" calcext:value-type="float">
            <text:p>21.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27" calcext:value-type="float">
            <text:p>21.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77" calcext:value-type="float">
            <text:p>21.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14" calcext:value-type="float">
            <text:p>21.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63" calcext:value-type="float">
            <text:p>21.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17" calcext:value-type="float">
            <text:p>21.4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65" calcext:value-type="float">
            <text:p>21.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17" calcext:value-type="float">
            <text:p>21.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64" calcext:value-type="float">
            <text:p>21.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08" calcext:value-type="float">
            <text:p>21.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62" calcext:value-type="float">
            <text:p>21.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16" calcext:value-type="float">
            <text:p>21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7" calcext:value-type="float">
            <text:p>2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26" calcext:value-type="float">
            <text:p>2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73" calcext:value-type="float">
            <text:p>21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42" calcext:value-type="float">
            <text:p>21.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92" calcext:value-type="float">
            <text:p>21.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58" calcext:value-type="float">
            <text:p>22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42" calcext:value-type="float">
            <text:p>22.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05" calcext:value-type="float">
            <text:p>22.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71" calcext:value-type="float">
            <text:p>22.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27" calcext:value-type="float">
            <text:p>22.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96" calcext:value-type="float">
            <text:p>22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73" calcext:value-type="float">
            <text:p>22.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57" calcext:value-type="float">
            <text:p>22.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33" calcext:value-type="float">
            <text:p>22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5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11" calcext:value-type="float">
            <text:p>22.7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97" calcext:value-type="float">
            <text:p>22.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68" calcext:value-type="float">
            <text:p>22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46" calcext:value-type="float">
            <text:p>22.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33" calcext:value-type="float">
            <text:p>23.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29" calcext:value-type="float">
            <text:p>23.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08" calcext:value-type="float">
            <text:p>23.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05" calcext:value-type="float">
            <text:p>23.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06" calcext:value-type="float">
            <text:p>23.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15" calcext:value-type="float">
            <text:p>23.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25" calcext:value-type="float">
            <text:p>23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36" calcext:value-type="float">
            <text:p>23.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5" calcext:value-type="float">
            <text:p>2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71" calcext:value-type="float">
            <text:p>24.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02" calcext:value-type="float">
            <text:p>24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31" calcext:value-type="float">
            <text:p>24.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74" calcext:value-type="float">
            <text:p>24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28" calcext:value-type="float">
            <text:p>24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85" calcext:value-type="float">
            <text:p>24.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33" calcext:value-type="float">
            <text:p>25.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8" calcext:value-type="float">
            <text:p>25.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52" calcext:value-type="float">
            <text:p>25.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16" calcext:value-type="float">
            <text:p>25.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81" calcext:value-type="float">
            <text:p>25.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79" calcext:value-type="float">
            <text:p>25.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44" calcext:value-type="float">
            <text:p>26.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21" calcext:value-type="float">
            <text:p>26.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415" calcext:value-type="float">
            <text:p>26.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4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607" calcext:value-type="float">
            <text:p>26.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11" calcext:value-type="float">
            <text:p>26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005" calcext:value-type="float">
            <text:p>27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14" calcext:value-type="float">
            <text:p>27.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441" calcext:value-type="float">
            <text:p>27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68" calcext:value-type="float">
            <text:p>2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07" calcext:value-type="float">
            <text:p>2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141" calcext:value-type="float">
            <text:p>28.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377" calcext:value-type="float">
            <text:p>28.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598" calcext:value-type="float">
            <text:p>28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822" calcext:value-type="float">
            <text:p>28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07" calcext:value-type="float">
            <text:p>2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302" calcext:value-type="float">
            <text:p>29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537" calcext:value-type="float">
            <text:p>29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763" calcext:value-type="float">
            <text:p>29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999" calcext:value-type="float">
            <text:p>29.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194" calcext:value-type="float">
            <text:p>30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396" calcext:value-type="float">
            <text:p>3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576" calcext:value-type="float">
            <text:p>30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699" calcext:value-type="float">
            <text:p>30.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851" calcext:value-type="float">
            <text:p>30.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68" calcext:value-type="float">
            <text:p>30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043" calcext:value-type="float">
            <text:p>31.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098" calcext:value-type="float">
            <text:p>31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1" calcext:value-type="float">
            <text:p>3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06" calcext:value-type="float">
            <text:p>31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041" calcext:value-type="float">
            <text:p>31.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86" calcext:value-type="float">
            <text:p>30.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895" calcext:value-type="float">
            <text:p>30.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702" calcext:value-type="float">
            <text:p>30.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3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57" calcext:value-type="float">
            <text:p>30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424" calcext:value-type="float">
            <text:p>30.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58" calcext:value-type="float">
            <text:p>2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85" calcext:value-type="float">
            <text:p>27.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" calcext:value-type="float">
            <text:p>33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1" calcext:value-type="float">
            <text:p>2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8" calcext:value-type="float">
            <text:p>20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64" calcext:value-type="float">
            <text:p>20.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19" calcext:value-type="float">
            <text:p>20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62" calcext:value-type="float">
            <text:p>2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09" calcext:value-type="float">
            <text:p>20.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52" calcext:value-type="float">
            <text:p>20.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89" calcext:value-type="float">
            <text:p>20.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36" calcext:value-type="float">
            <text:p>20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4" calcext:value-type="float">
            <text:p>21.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76" calcext:value-type="float">
            <text:p>21.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26" calcext:value-type="float">
            <text:p>21.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74" calcext:value-type="float">
            <text:p>21.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19" calcext:value-type="float">
            <text:p>21.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62" calcext:value-type="float">
            <text:p>21.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09" calcext:value-type="float">
            <text:p>21.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64" calcext:value-type="float">
            <text:p>21.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15" calcext:value-type="float">
            <text:p>21.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67" calcext:value-type="float">
            <text:p>21.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32" calcext:value-type="float">
            <text:p>21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03" calcext:value-type="float">
            <text:p>21.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51" calcext:value-type="float">
            <text:p>21.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12" calcext:value-type="float">
            <text:p>21.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8" calcext:value-type="float">
            <text:p>21.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07" calcext:value-type="float">
            <text:p>21.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72" calcext:value-type="float">
            <text:p>21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4" calcext:value-type="float">
            <text:p>2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19" calcext:value-type="float">
            <text:p>22.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03" calcext:value-type="float">
            <text:p>2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5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86" calcext:value-type="float">
            <text:p>22.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9" calcext:value-type="float">
            <text:p>22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7" calcext:value-type="float">
            <text:p>24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23" calcext:value-type="float">
            <text:p>22.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2" calcext:value-type="float">
            <text:p>2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3" calcext:value-type="float">
            <text:p>2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3" calcext:value-type="float">
            <text:p>1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9" calcext:value-type="float">
            <text:p>20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6" calcext:value-type="float">
            <text:p>2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77" calcext:value-type="float">
            <text:p>23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96" calcext:value-type="float">
            <text:p>23.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19" calcext:value-type="float">
            <text:p>24.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52" calcext:value-type="float">
            <text:p>24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81" calcext:value-type="float">
            <text:p>24.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08" calcext:value-type="float">
            <text:p>24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51" calcext:value-type="float">
            <text:p>24.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87" calcext:value-type="float">
            <text:p>24.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41" calcext:value-type="float">
            <text:p>24.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06" calcext:value-type="float">
            <text:p>25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59" calcext:value-type="float">
            <text:p>25.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81" calcext:value-type="float">
            <text:p>25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1" calcext:value-type="float">
            <text:p>25.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28" calcext:value-type="float">
            <text:p>25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045" calcext:value-type="float">
            <text:p>26.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36" calcext:value-type="float">
            <text:p>26.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429" calcext:value-type="float">
            <text:p>26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64" calcext:value-type="float">
            <text:p>2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48" calcext:value-type="float">
            <text:p>26.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049" calcext:value-type="float">
            <text:p>27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87" calcext:value-type="float">
            <text:p>27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13" calcext:value-type="float">
            <text:p>27.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736" calcext:value-type="float">
            <text:p>27.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6" calcext:value-type="float">
            <text:p>2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198" calcext:value-type="float">
            <text:p>28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438" calcext:value-type="float">
            <text:p>28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85" calcext:value-type="float">
            <text:p>28.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938" calcext:value-type="float">
            <text:p>28.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21" calcext:value-type="float">
            <text:p>2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447" calcext:value-type="float">
            <text:p>29.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699" calcext:value-type="float">
            <text:p>29.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958" calcext:value-type="float">
            <text:p>29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223" calcext:value-type="float">
            <text:p>30.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483" calcext:value-type="float">
            <text:p>30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85" calcext:value-type="float">
            <text:p>30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74" calcext:value-type="float">
            <text:p>30.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05" calcext:value-type="float">
            <text:p>31.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436" calcext:value-type="float">
            <text:p>31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649" calcext:value-type="float">
            <text:p>31.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834" calcext:value-type="float">
            <text:p>31.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029" calcext:value-type="float">
            <text:p>32.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178" calcext:value-type="float">
            <text:p>32.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11" calcext:value-type="float">
            <text:p>32.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19" calcext:value-type="float">
            <text:p>32.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96" calcext:value-type="float">
            <text:p>32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518" calcext:value-type="float">
            <text:p>32.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517" calcext:value-type="float">
            <text:p>32.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83" calcext:value-type="float">
            <text:p>32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89" calcext:value-type="float">
            <text:p>32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258" calcext:value-type="float">
            <text:p>32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084" calcext:value-type="float">
            <text:p>32.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834" calcext:value-type="float">
            <text:p>31.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559" calcext:value-type="float">
            <text:p>31.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37" calcext:value-type="float">
            <text:p>31.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15" calcext:value-type="float">
            <text:p>30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71" calcext:value-type="float">
            <text:p>3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645" calcext:value-type="float">
            <text:p>30.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715" calcext:value-type="float">
            <text:p>30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84" calcext:value-type="float">
            <text:p>30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99" calcext:value-type="float">
            <text:p>30.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43" calcext:value-type="float">
            <text:p>3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34" calcext:value-type="float">
            <text:p>31.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76" calcext:value-type="float">
            <text:p>31.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86" calcext:value-type="float">
            <text:p>31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29" calcext:value-type="float">
            <text:p>31.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22" calcext:value-type="float">
            <text:p>31.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58" calcext:value-type="float">
            <text:p>30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71" calcext:value-type="float">
            <text:p>3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347" calcext:value-type="float">
            <text:p>30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327" calcext:value-type="float">
            <text:p>29.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767" calcext:value-type="float">
            <text:p>28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179" calcext:value-type="float">
            <text:p>28.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605" calcext:value-type="float">
            <text:p>27.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95" calcext:value-type="float">
            <text:p>26.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29" calcext:value-type="float">
            <text:p>26.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57" calcext:value-type="float">
            <text:p>25.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8" calcext:value-type="float">
            <text:p>25.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31" calcext:value-type="float">
            <text:p>25.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07" calcext:value-type="float">
            <text:p>25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14" calcext:value-type="float">
            <text:p>25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47" calcext:value-type="float">
            <text:p>25.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78" calcext:value-type="float">
            <text:p>25.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14" calcext:value-type="float">
            <text:p>25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36" calcext:value-type="float">
            <text:p>25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54" calcext:value-type="float">
            <text:p>25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77" calcext:value-type="float">
            <text:p>25.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03" calcext:value-type="float">
            <text:p>25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66" calcext:value-type="float">
            <text:p>20.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6" calcext:value-type="float">
            <text:p>2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8" calcext:value-type="float">
            <text:p>2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4" calcext:value-type="float">
            <text:p>24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5" calcext:value-type="float">
            <text:p>18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5" calcext:value-type="float">
            <text:p>24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36" calcext:value-type="float">
            <text:p>3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772" calcext:value-type="float">
            <text:p>27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99" calcext:value-type="float">
            <text:p>3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54" calcext:value-type="float">
            <text:p>33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78" calcext:value-type="float">
            <text:p>33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01" calcext:value-type="float">
            <text:p>34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43" calcext:value-type="float">
            <text:p>34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61" calcext:value-type="float">
            <text:p>34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4" calcext:value-type="float">
            <text:p>34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8" calcext:value-type="float">
            <text:p>3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1" calcext:value-type="float">
            <text:p>35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7" calcext:value-type="float">
            <text:p>34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8" calcext:value-type="float">
            <text:p>3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65" calcext:value-type="float">
            <text:p>34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46" calcext:value-type="float">
            <text:p>34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17" calcext:value-type="float">
            <text:p>34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84" calcext:value-type="float">
            <text:p>33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35" calcext:value-type="float">
            <text:p>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51" calcext:value-type="float">
            <text:p>3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03" calcext:value-type="float">
            <text:p>3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675" calcext:value-type="float">
            <text:p>29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406" calcext:value-type="float">
            <text:p>29.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942" calcext:value-type="float">
            <text:p>28.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687" calcext:value-type="float">
            <text:p>27.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791" calcext:value-type="float">
            <text:p>26.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19" calcext:value-type="float">
            <text:p>25.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7" calcext:value-type="float">
            <text:p>24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78" calcext:value-type="float">
            <text:p>21.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7" calcext:value-type="float">
            <text:p>21.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71" calcext:value-type="float">
            <text:p>21.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75" calcext:value-type="float">
            <text:p>21.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5" calcext:value-type="float">
            <text:p>21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99" calcext:value-type="float">
            <text:p>21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39" calcext:value-type="float">
            <text:p>21.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1" calcext:value-type="float">
            <text:p>20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1" calcext:value-type="float">
            <text:p>18.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85" calcext:value-type="float">
            <text:p>18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99" calcext:value-type="float">
            <text:p>18.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2" calcext:value-type="float">
            <text:p>18.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27" calcext:value-type="float">
            <text:p>18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45" calcext:value-type="float">
            <text:p>18.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67" calcext:value-type="float">
            <text:p>18.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86" calcext:value-type="float">
            <text:p>18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01" calcext:value-type="float">
            <text:p>18.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09" calcext:value-type="float">
            <text:p>18.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12" calcext:value-type="float">
            <text:p>18.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3" calcext:value-type="float">
            <text:p>18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5" calcext:value-type="float">
            <text:p>18.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6" calcext:value-type="float">
            <text:p>18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84" calcext:value-type="float">
            <text:p>1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94" calcext:value-type="float">
            <text:p>18.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04" calcext:value-type="float">
            <text:p>18.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15" calcext:value-type="float">
            <text:p>18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32" calcext:value-type="float">
            <text:p>18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44" calcext:value-type="float">
            <text:p>18.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4" calcext:value-type="float">
            <text:p>18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84" calcext:value-type="float">
            <text:p>18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02" calcext:value-type="float">
            <text:p>18.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19" calcext:value-type="float">
            <text:p>18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37" calcext:value-type="float">
            <text:p>18.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4" calcext:value-type="float">
            <text:p>18.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68" calcext:value-type="float">
            <text:p>18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83" calcext:value-type="float">
            <text:p>18.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97" calcext:value-type="float">
            <text:p>18.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6" calcext:value-type="float">
            <text:p>2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8" calcext:value-type="float">
            <text:p>20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7" calcext:value-type="float">
            <text:p>20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9" calcext:value-type="float">
            <text:p>20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3" calcext:value-type="float">
            <text:p>20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7" calcext:value-type="float">
            <text:p>2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4" calcext:value-type="float">
            <text:p>23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3" calcext:value-type="float">
            <text:p>2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92" calcext:value-type="float">
            <text:p>2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3" calcext:value-type="float">
            <text:p>2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38" calcext:value-type="float">
            <text:p>3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" calcext:value-type="float">
            <text:p>33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1" calcext:value-type="float">
            <text:p>34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9" calcext:value-type="float">
            <text:p>24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6" calcext:value-type="float">
            <text:p>2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8" calcext:value-type="float">
            <text:p>24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8" calcext:value-type="float">
            <text:p>22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7" calcext:value-type="float">
            <text:p>2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4" calcext:value-type="float">
            <text:p>1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6" calcext:value-type="float">
            <text:p>1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6" calcext:value-type="float">
            <text:p>28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8" calcext:value-type="float">
            <text:p>19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3" calcext:value-type="float">
            <text:p>19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9" calcext:value-type="float">
            <text:p>2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24" calcext:value-type="float">
            <text:p>3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28" calcext:value-type="float">
            <text:p>3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7" calcext:value-type="float">
            <text:p>2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1" calcext:value-type="float">
            <text:p>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2" calcext:value-type="float">
            <text:p>1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6" calcext:value-type="float">
            <text:p>2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1" calcext:value-type="float">
            <text:p>2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7" calcext:value-type="float">
            <text:p>2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9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7" calcext:value-type="float">
            <text:p>27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9" calcext:value-type="float">
            <text:p>2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5" calcext:value-type="float">
            <text:p>2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09" calcext:value-type="float">
            <text:p>2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1" calcext:value-type="float">
            <text:p>2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6" calcext:value-type="float">
            <text:p>23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3" calcext:value-type="float">
            <text:p>2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5" calcext:value-type="float">
            <text:p>31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8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4" calcext:value-type="float">
            <text:p>2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6" calcext:value-type="float">
            <text:p>2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81" calcext:value-type="float">
            <text:p>2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2" calcext:value-type="float">
            <text:p>23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89" calcext:value-type="float">
            <text:p>2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7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2" calcext:value-type="float">
            <text:p>2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7" calcext:value-type="float">
            <text:p>19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72" calcext:value-type="float">
            <text:p>24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14" calcext:value-type="float">
            <text:p>2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5" calcext:value-type="float">
            <text:p>19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8" calcext:value-type="float">
            <text:p>2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3" calcext:value-type="float">
            <text:p>2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1" calcext:value-type="float">
            <text:p>24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8" calcext:value-type="float">
            <text:p>20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5" calcext:value-type="float">
            <text:p>2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6" calcext:value-type="float">
            <text:p>26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7" calcext:value-type="float">
            <text:p>23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2" calcext:value-type="float">
            <text:p>25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26" calcext:value-type="float">
            <text:p>3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2" calcext:value-type="float">
            <text:p>1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9" calcext:value-type="float">
            <text:p>18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24" calcext:value-type="float">
            <text:p>3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3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1" calcext:value-type="float">
            <text:p>3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81" calcext:value-type="float">
            <text:p>2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2" calcext:value-type="float">
            <text:p>2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2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8" calcext:value-type="float">
            <text:p>22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1" calcext:value-type="float">
            <text:p>22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1" calcext:value-type="float">
            <text:p>2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7" calcext:value-type="float">
            <text:p>2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95" calcext:value-type="float">
            <text:p>2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8" calcext:value-type="float">
            <text:p>27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7" calcext:value-type="float">
            <text:p>27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4" calcext:value-type="float">
            <text:p>28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6" calcext:value-type="float">
            <text:p>2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1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37" calcext:value-type="float">
            <text:p>3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3" calcext:value-type="float">
            <text:p>3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6" calcext:value-type="float">
            <text:p>36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7" calcext:value-type="float">
            <text:p>37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9" calcext:value-type="float">
            <text:p>2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6" calcext:value-type="float">
            <text:p>20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6" calcext:value-type="float">
            <text:p>2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3" calcext:value-type="float">
            <text:p>24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3" calcext:value-type="float">
            <text:p>2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2" calcext:value-type="float">
            <text:p>2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89" calcext:value-type="float">
            <text:p>2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9" calcext:value-type="float">
            <text:p>24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8" calcext:value-type="float">
            <text:p>2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6" calcext:value-type="float">
            <text:p>2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4" calcext:value-type="float">
            <text:p>2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2000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4" calcext:value-type="float">
            <text:p>2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8" calcext:value-type="float">
            <text:p>24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54" calcext:value-type="float">
            <text:p>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21" calcext:value-type="float">
            <text:p>2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83" calcext:value-type="float">
            <text:p>2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9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4" calcext:value-type="float">
            <text:p>2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69" calcext:value-type="float">
            <text:p>2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28" calcext:value-type="float">
            <text:p>29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04" calcext:value-type="float">
            <text:p>29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76" calcext:value-type="float">
            <text:p>27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8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32" calcext:value-type="float">
            <text:p>2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1" calcext:value-type="float">
            <text:p>2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4" calcext:value-type="float">
            <text:p>20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7" calcext:value-type="float">
            <text:p>1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4" calcext:value-type="float">
            <text:p>20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2" calcext:value-type="float">
            <text:p>2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3" calcext:value-type="float">
            <text:p>2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7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9" calcext:value-type="float">
            <text:p>1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4" calcext:value-type="float">
            <text:p>2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5" calcext:value-type="float">
            <text:p>2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7" calcext:value-type="float">
            <text:p>2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6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8" calcext:value-type="float">
            <text:p>1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2" calcext:value-type="float">
            <text:p>1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4" calcext:value-type="float">
            <text:p>20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4" calcext:value-type="float">
            <text:p>2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42" calcext:value-type="float">
            <text:p>2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18" calcext:value-type="float">
            <text:p>31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1.42" calcext:value-type="float">
            <text:p>3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29" calcext:value-type="float">
            <text:p>30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56" calcext:value-type="float">
            <text:p>26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5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8" calcext:value-type="float">
            <text:p>18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4" calcext:value-type="float">
            <text:p>18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7" calcext:value-type="float">
            <text:p>1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6" calcext:value-type="float">
            <text:p>18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8" calcext:value-type="float">
            <text:p>18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4" calcext:value-type="float">
            <text:p>1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4" calcext:value-type="float">
            <text:p>20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8" calcext:value-type="float">
            <text:p>2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3" calcext:value-type="float">
            <text:p>26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77" calcext:value-type="float">
            <text:p>27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3" calcext:value-type="float">
            <text:p>2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3" calcext:value-type="float">
            <text:p>28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4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84" calcext:value-type="float">
            <text:p>30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31" calcext:value-type="float">
            <text:p>28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3" calcext:value-type="float">
            <text:p>28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29" calcext:value-type="float">
            <text:p>2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4" calcext:value-type="float">
            <text:p>2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5" calcext:value-type="float">
            <text:p>2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4" calcext:value-type="float">
            <text:p>20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1" calcext:value-type="float">
            <text:p>2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9" calcext:value-type="float">
            <text:p>2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1" calcext:value-type="float">
            <text:p>2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1" calcext:value-type="float">
            <text:p>21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4" calcext:value-type="float">
            <text:p>2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6" calcext:value-type="float">
            <text:p>2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7" calcext:value-type="float">
            <text:p>2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04" calcext:value-type="float">
            <text:p>2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7" calcext:value-type="float">
            <text:p>23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8" calcext:value-type="float">
            <text:p>24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7" calcext:value-type="float">
            <text:p>2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1" calcext:value-type="float">
            <text:p>24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9" calcext:value-type="float">
            <text:p>24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23" calcext:value-type="float">
            <text:p>26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9" calcext:value-type="float">
            <text:p>24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7" calcext:value-type="float">
            <text:p>1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6" calcext:value-type="float">
            <text:p>1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4" calcext:value-type="float">
            <text:p>1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1" calcext:value-type="float">
            <text:p>1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4" calcext:value-type="float">
            <text:p>18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9" calcext:value-type="float">
            <text:p>1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6" calcext:value-type="float">
            <text:p>26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93" calcext:value-type="float">
            <text:p>28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54" calcext:value-type="float">
            <text:p>24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4" calcext:value-type="float">
            <text:p>24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7" calcext:value-type="float">
            <text:p>2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26" calcext:value-type="float">
            <text:p>17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6" calcext:value-type="float">
            <text:p>1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1" calcext:value-type="float">
            <text:p>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9" calcext:value-type="float">
            <text:p>1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8" calcext:value-type="float">
            <text:p>19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8" calcext:value-type="float">
            <text:p>20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6" calcext:value-type="float">
            <text:p>2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7" calcext:value-type="float">
            <text:p>2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6" calcext:value-type="float">
            <text:p>2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3" calcext:value-type="float">
            <text:p>17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3" calcext:value-type="float">
            <text:p>1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72" calcext:value-type="float">
            <text:p>1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7.84" calcext:value-type="float">
            <text:p>17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41" calcext:value-type="float">
            <text:p>1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1" calcext:value-type="float">
            <text:p>1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6" calcext:value-type="float">
            <text:p>1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6" calcext:value-type="float">
            <text:p>1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1" calcext:value-type="float">
            <text:p>2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7" calcext:value-type="float">
            <text:p>20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7" calcext:value-type="float">
            <text:p>20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3" calcext:value-type="float">
            <text:p>19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2" calcext:value-type="float">
            <text:p>1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1" calcext:value-type="float">
            <text:p>2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1" calcext:value-type="float">
            <text:p>2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4" calcext:value-type="float">
            <text:p>24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61" calcext:value-type="float">
            <text:p>2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34" calcext:value-type="float">
            <text:p>2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84" calcext:value-type="float">
            <text:p>2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09" calcext:value-type="float">
            <text:p>24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7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9" calcext:value-type="float">
            <text:p>23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5" calcext:value-type="float">
            <text:p>2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1" calcext:value-type="float">
            <text:p>2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28" calcext:value-type="float">
            <text:p>2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5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5" calcext:value-type="float">
            <text:p>1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7" calcext:value-type="float">
            <text:p>2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41" calcext:value-type="float">
            <text:p>2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31" calcext:value-type="float">
            <text:p>34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4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36" calcext:value-type="float">
            <text:p>2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1" calcext:value-type="float">
            <text:p>1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4" calcext:value-type="float">
            <text:p>2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07" calcext:value-type="float">
            <text:p>2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9" calcext:value-type="float">
            <text:p>2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8" calcext:value-type="float">
            <text:p>22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6" calcext:value-type="float">
            <text:p>23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3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5" calcext:value-type="float">
            <text:p>2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1" calcext:value-type="float">
            <text:p>2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9" calcext:value-type="float">
            <text:p>20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86" calcext:value-type="float">
            <text:p>23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4" calcext:value-type="float">
            <text:p>24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7" calcext:value-type="float">
            <text:p>24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2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86" calcext:value-type="float">
            <text:p>24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14" calcext:value-type="float">
            <text:p>2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02" calcext:value-type="float">
            <text:p>3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94" calcext:value-type="float">
            <text:p>30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63" calcext:value-type="float">
            <text:p>24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1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77" calcext:value-type="float">
            <text:p>2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76" calcext:value-type="float">
            <text:p>26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5" calcext:value-type="float">
            <text:p>2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1" calcext:value-type="float">
            <text:p>3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80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95" calcext:value-type="float">
            <text:p>2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0.02" calcext:value-type="float">
            <text:p>3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93" calcext:value-type="float">
            <text:p>33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34" calcext:value-type="float">
            <text:p>27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49" calcext:value-type="float">
            <text:p>27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71" calcext:value-type="float">
            <text:p>2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9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96" calcext:value-type="float">
            <text:p>2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9" calcext:value-type="float">
            <text:p>1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4" calcext:value-type="float">
            <text:p>18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26" calcext:value-type="float">
            <text:p>2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95" calcext:value-type="float">
            <text:p>2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5" calcext:value-type="float">
            <text:p>2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9.15" calcext:value-type="float">
            <text:p>2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8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5" calcext:value-type="float">
            <text:p>18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7" calcext:value-type="float">
            <text:p>2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92" calcext:value-type="float">
            <text:p>2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49" calcext:value-type="float">
            <text:p>27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5" calcext:value-type="float">
            <text:p>35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6" calcext:value-type="float">
            <text:p>3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7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05" calcext:value-type="float">
            <text:p>2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1" calcext:value-type="float">
            <text:p>2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6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1" calcext:value-type="float">
            <text:p>20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21" calcext:value-type="float">
            <text:p>2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5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2" calcext:value-type="float">
            <text:p>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4" calcext:value-type="float">
            <text:p>2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31" calcext:value-type="float">
            <text:p>2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11" calcext:value-type="float">
            <text:p>26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57" calcext:value-type="float">
            <text:p>2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88" calcext:value-type="float">
            <text:p>2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1" calcext:value-type="float">
            <text:p>19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5" calcext:value-type="float">
            <text:p>18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34" calcext:value-type="float">
            <text:p>1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9" calcext:value-type="float">
            <text:p>19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98" calcext:value-type="float">
            <text:p>18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3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0.86" calcext:value-type="float">
            <text:p>2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7" calcext:value-type="float">
            <text:p>24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8.67" calcext:value-type="float">
            <text:p>2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2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16" calcext:value-type="float">
            <text:p>2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1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1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1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1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95/6</text:p>
          </table:table-cell>
          <table:table-cell office:value-type="string" calcext:value-type="string">
            <text:p>Wetwang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16" meta:object-count="0"/>
    <meta:user-defined meta:name="AppVersion">3.0</meta:user-defined>
  </office:meta>
</office:document-meta>
</file>